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31.6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масштабируемость и увеличение числа ПЭ</text:p>
          </table:table-cell>
          <table:table-cell office:value-type="float" office:value="147" calcext:value-type="float">
            <text:p>147</text:p>
          </table:table-cell>
          <table:table-cell>
            <draw:frame table:end-cell-address="Sheet1.J22" table:end-x="8.31pt" table:end-y="2.15pt" draw:z-index="0" draw:style-name="gr1" draw:text-style-name="P1" svg:width="453.69pt" svg:height="266.71pt" svg:x="2.92pt" svg:y="2.83pt">
              <loext:p draw:notify-on-update-of-ranges="Sheet1.A1:Sheet1.A3 Sheet1.B1:Sheet1.B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office:value-type="float" office:value="9.73" calcext:value-type="float">
            <text:p>9.73</text:p>
          </table:table-cell>
          <table:table-cell table:formula="of:=[.M1]-2.69" office:value-type="float" office:value="7.04" calcext:value-type="float">
            <text:p>7.04</text:p>
          </table:table-cell>
          <table:table-cell table:formula="of:=SUM([.M1:.M9])" office:value-type="float" office:value="52.69" calcext:value-type="float">
            <text:p>52.69</text:p>
          </table:table-cell>
        </table:table-row>
        <table:table-row table:style-name="ro1">
          <table:table-cell office:value-type="string" calcext:value-type="string">
            <text:p>использование ускорителей вычислений</text:p>
          </table:table-cell>
          <table:table-cell office:value-type="float" office:value="63" calcext:value-type="float">
            <text:p>63</text:p>
          </table:table-cell>
          <table:table-cell table:number-columns-repeated="10"/>
          <table:table-cell office:value-type="float" office:value="6.04" calcext:value-type="float">
            <text:p>6.0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адаптация вычислительных методов к архитектуре ВВС </text:p>
          </table:table-cell>
          <table:table-cell office:value-type="float" office:value="88" calcext:value-type="float">
            <text:p>88</text:p>
          </table:table-cell>
          <table:table-cell table:number-columns-repeated="10"/>
          <table:table-cell office:value-type="float" office:value="5.37" calcext:value-type="float">
            <text:p>5.37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6.38" calcext:value-type="float">
            <text:p>6.38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3.69" calcext:value-type="float">
            <text:p>3.69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3.36" calcext:value-type="float">
            <text:p>3.36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8.05" calcext:value-type="float">
            <text:p>8.05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6.71" calcext:value-type="float">
            <text:p>6.71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3.36" calcext:value-type="float">
            <text:p>3.36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00/00/0000</text:date>, <text:time style:data-style-name="N2" text:time-value="13:24:57.621746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1:26:37</meta:creation-date>
    <dc:date>2018-10-21T13:57:27.289964137</dc:date>
    <meta:editing-duration>PT1H1M4S</meta:editing-duration>
    <meta:editing-cycles>5</meta:editing-cycles>
    <meta:generator>LibreOffice/5.1.6.2$Linux_X86_64 LibreOffice_project/10m0$Build-2</meta:generator>
    <meta:document-statistic meta:table-count="3" meta:cell-count="17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000000" draw:fill-hatch-name="Black_20_45_20_Degrees" dr3d:edge-rounding="5%"/>
      <style:text-properties fo:font-size="14pt" style:font-size-asian="10pt" style:font-size-complex="10pt"/>
    </style:style>
    <style:style style:name="ch8" style:family="chart">
      <style:chart-properties chart:solid-type="cuboid"/>
      <style:graphic-properties draw:stroke="solid" draw:fill="hatch" draw:fill-color="#004586"/>
    </style:style>
    <style:style style:name="ch9" style:family="chart">
      <style:chart-properties chart:solid-type="cuboid"/>
      <style:graphic-properties draw:fill-color="#1c1c1c"/>
    </style:style>
    <style:style style:name="ch10" style:family="chart">
      <style:chart-properties chart:solid-type="cuboid"/>
      <style:graphic-properties draw:stroke="solid" draw:fill-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62cm" xlink:href=".." xlink:type="simple" chart:class="chart:circle" chart:style-name="ch1">
        <chart:legend chart:legend-position="end" svg:x="10.848cm" svg:y="2.146cm" style:legend-expansion="high" chart:style-name="ch2"/>
        <chart:plot-area chart:style-name="ch3" table:cell-range-address="Sheet1.A1:Sheet1.B3" chart:data-source-has-labels="column" svg:x="0.32cm" svg:y="0.179cm" svg:width="10.208cm" svg:height="8.604cm">
          <chartooo:coordinate-region svg:x="1.122cm" svg:y="0.18cm" svg:width="8.603cm" svg:height="8.603cm"/>
          <chart:axis chart:dimension="x" chart:name="primary-x" chart:style-name="ch4" chartooo:axis-type="auto">
            <chartooo:date-scale/>
            <chart:categories table:cell-range-address="Sheet1.A1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масштабируемость и увеличение числа ПЭ</text:p>
                <draw:g>
                  <svg:desc>Sheet1.A1:Sheet1.A3</svg:desc>
                </draw:g>
              </table:table-cell>
              <table:table-cell office:value-type="float" office:value="147">
                <text:p>147</text:p>
                <draw:g>
                  <svg:desc>Sheet1.B1:Sheet1.B3</svg:desc>
                </draw:g>
              </table:table-cell>
            </table:table-row>
            <table:table-row>
              <table:table-cell office:value-type="string">
                <text:p>использование ускорителей вычислений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адаптация вычислительных методов к архитектуре ВВС 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